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2.0665in"/>
    </style:style>
    <style:style style:name="co4" style:family="table-column">
      <style:table-column-properties fo:break-before="auto" style:column-width="2.2409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row table:style-name="ro1">
          <table:table-cell office:value-type="string">
            <text:p>Component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Part#</text:p>
          </table:table-cell>
          <table:table-cell office:value-type="string">
            <text:p>Digikey#</text:p>
          </table:table-cell>
          <table:table-cell table:style-name="Default" office:value-type="string">
            <text:p>Price Each</text:p>
          </table:table-cell>
          <table:table-cell table:style-name="Default" office:value-type="string">
            <text:p>Sub-Total</text:p>
          </table:table-cell>
        </table:table-row>
        <table:table-row table:style-name="ro1">
          <table:table-cell office:value-type="string">
            <text:p>C1,C7</text:p>
          </table:table-cell>
          <table:table-cell office:value-type="float" office:value="2">
            <text:p>2</text:p>
          </table:table-cell>
          <table:table-cell office:value-type="string">
            <text:p>100nF capacitor</text:p>
          </table:table-cell>
          <table:table-cell office:value-type="string">
            <text:p>TDK Corporation</text:p>
          </table:table-cell>
          <table:table-cell office:value-type="string">
            <text:p>FK20C0G1H104J</text:p>
          </table:table-cell>
          <table:table-cell office:value-type="string">
            <text:p>445-4756-ND</text:p>
          </table:table-cell>
          <table:table-cell office:value-type="currency" office:currency="USD" office:value="0.96">
            <text:p>$0.96</text:p>
          </table:table-cell>
          <table:table-cell table:formula="of:=([.B2]*[.G2])" office:value-type="currency" office:currency="USD" office:value="1.92">
            <text:p>$1.92</text:p>
          </table:table-cell>
        </table:table-row>
        <table:table-row table:style-name="ro1">
          <table:table-cell office:value-type="string">
            <text:p>C2,C4</text:p>
          </table:table-cell>
          <table:table-cell office:value-type="float" office:value="2">
            <text:p>2</text:p>
          </table:table-cell>
          <table:table-cell office:value-type="string">
            <text:p>18pF capacitor</text:p>
          </table:table-cell>
          <table:table-cell office:value-type="string">
            <text:p>TDK Corporation</text:p>
          </table:table-cell>
          <table:table-cell office:value-type="string">
            <text:p>FK18C0G1H180J</text:p>
          </table:table-cell>
          <table:table-cell office:value-type="string">
            <text:p>445-4762-ND</text:p>
          </table:table-cell>
          <table:table-cell office:value-type="currency" office:currency="USD" office:value="0.29">
            <text:p>$0.29</text:p>
          </table:table-cell>
          <table:table-cell table:formula="of:=([.B3]*[.G3])" office:value-type="currency" office:currency="USD" office:value="0.58">
            <text:p>$0.58</text:p>
          </table:table-cell>
        </table:table-row>
        <table:table-row table:style-name="ro1">
          <table:table-cell office:value-type="string">
            <text:p>C5,C6</text:p>
          </table:table-cell>
          <table:table-cell office:value-type="float" office:value="2">
            <text:p>2</text:p>
          </table:table-cell>
          <table:table-cell office:value-type="string">
            <text:p>10uF/10V Tantalum capacitor</text:p>
          </table:table-cell>
          <table:table-cell office:value-type="string">
            <text:p>Kemet</text:p>
          </table:table-cell>
          <table:table-cell office:value-type="string">
            <text:p>T356C106K010AT</text:p>
          </table:table-cell>
          <table:table-cell office:value-type="string">
            <text:p>399-3631-ND</text:p>
          </table:table-cell>
          <table:table-cell office:value-type="currency" office:currency="USD" office:value="1.3">
            <text:p>$1.30</text:p>
          </table:table-cell>
          <table:table-cell table:formula="of:=([.B4]*[.G4])" office:value-type="currency" office:currency="USD" office:value="2.6">
            <text:p>$2.60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470nF capacitor</text:p>
          </table:table-cell>
          <table:table-cell office:value-type="string">
            <text:p>AVX Corporation</text:p>
          </table:table-cell>
          <table:table-cell office:value-type="string">
            <text:p>SR205E474MAR</text:p>
          </table:table-cell>
          <table:table-cell office:value-type="string">
            <text:p>478-4858-ND</text:p>
          </table:table-cell>
          <table:table-cell office:value-type="currency" office:currency="USD" office:value="0.44">
            <text:p>$0.44</text:p>
          </table:table-cell>
          <table:table-cell table:formula="of:=([.B5]*[.G5])" office:value-type="currency" office:currency="USD" office:value="0.44">
            <text:p>$0.4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Green 3mm LED</text:p>
          </table:table-cell>
          <table:table-cell office:value-type="string">
            <text:p>Kingbright Corporation</text:p>
          </table:table-cell>
          <table:table-cell office:value-type="string">
            <text:p>WP132XGD</text:p>
          </table:table-cell>
          <table:table-cell office:value-type="string">
            <text:p>754-1201-ND</text:p>
          </table:table-cell>
          <table:table-cell office:value-type="currency" office:currency="USD" office:value="0.14">
            <text:p>$0.14</text:p>
          </table:table-cell>
          <table:table-cell table:formula="of:=([.B7]*[.G7])" office:value-type="currency" office:currency="USD" office:value="0.14">
            <text:p>$0.1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USB-A Right Angle Plug</text:p>
          </table:table-cell>
          <table:table-cell office:value-type="string">
            <text:p>Molex Connector Corportation</text:p>
          </table:table-cell>
          <table:table-cell office:value-type="string">
            <text:p>48037-0001</text:p>
          </table:table-cell>
          <table:table-cell office:value-type="string">
            <text:p>WM17117-ND</text:p>
          </table:table-cell>
          <table:table-cell office:value-type="currency" office:currency="USD" office:value="1.7">
            <text:p>$1.70</text:p>
          </table:table-cell>
          <table:table-cell table:formula="of:=([.B9]*[.G9])" office:value-type="currency" office:currency="USD" office:value="1.7">
            <text:p>$1.70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 office:value-type="string">
            <text:p>6 Position 0.1” x 0.1” IDC Ribbon PCB</text:p>
          </table:table-cell>
          <table:table-cell office:value-type="string">
            <text:p>FCI</text:p>
          </table:table-cell>
          <table:table-cell office:value-type="string">
            <text:p>69830-006LF</text:p>
          </table:table-cell>
          <table:table-cell office:value-type="string">
            <text:p>609-3082-ND</text:p>
          </table:table-cell>
          <table:table-cell office:value-type="currency" office:currency="USD" office:value="1.09">
            <text:p>$1.09</text:p>
          </table:table-cell>
          <table:table-cell table:formula="of:=([.B10]*[.G10])" office:value-type="currency" office:currency="USD" office:value="1.09">
            <text:p>$1.09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office:value-type="string">
            <text:p>6 Position IDC Socket</text:p>
          </table:table-cell>
          <table:table-cell office:value-type="string">
            <text:p>FCI</text:p>
          </table:table-cell>
          <table:table-cell office:value-type="string">
            <text:p>71600-106LF</text:p>
          </table:table-cell>
          <table:table-cell office:value-type="string">
            <text:p>609-2842-ND</text:p>
          </table:table-cell>
          <table:table-cell office:value-type="currency" office:currency="USD" office:value="1.18">
            <text:p>$1.18</text:p>
          </table:table-cell>
          <table:table-cell table:formula="of:=([.B11]*[.G11])" office:value-type="currency" office:currency="USD" office:value="1.18">
            <text:p>$1.18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R1,R2</text:p>
          </table:table-cell>
          <table:table-cell office:value-type="float" office:value="2">
            <text:p>2</text:p>
          </table:table-cell>
          <table:table-cell office:value-type="string">
            <text:p>33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33R0</text:p>
          </table:table-cell>
          <table:table-cell office:value-type="string">
            <text:p>S33CACT-ND</text:p>
          </table:table-cell>
          <table:table-cell office:value-type="currency" office:currency="USD" office:value="0.14">
            <text:p>$0.14</text:p>
          </table:table-cell>
          <table:table-cell table:formula="of:=([.B13]*[.G13])" office:value-type="currency" office:currency="USD" office:value="0.28">
            <text:p>$0.28</text:p>
          </table:table-cell>
        </table:table-row>
        <table:table-row table:style-name="ro1">
          <table:table-cell office:value-type="string">
            <text:p>R3,R5</text:p>
          </table:table-cell>
          <table:table-cell office:value-type="float" office:value="2">
            <text:p>2</text:p>
          </table:table-cell>
          <table:table-cell office:value-type="string">
            <text:p>100K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8FTD100K</text:p>
          </table:table-cell>
          <table:table-cell office:value-type="string">
            <text:p>RNMF18FTD100KCT-ND</text:p>
          </table:table-cell>
          <table:table-cell office:value-type="currency" office:currency="USD" office:value="0.15">
            <text:p>$0.15</text:p>
          </table:table-cell>
          <table:table-cell table:formula="of:=([.B14]*[.G14])" office:value-type="currency" office:currency="USD" office:value="0.3">
            <text:p>$0.30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1.5K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1K50</text:p>
          </table:table-cell>
          <table:table-cell office:value-type="string">
            <text:p>S1.5KCACT-ND</text:p>
          </table:table-cell>
          <table:table-cell office:value-type="currency" office:currency="USD" office:value="0.14">
            <text:p>$0.14</text:p>
          </table:table-cell>
          <table:table-cell table:formula="of:=([.B15]*[.G15])" office:value-type="currency" office:currency="USD" office:value="0.14">
            <text:p>$0.14</text:p>
          </table:table-cell>
        </table:table-row>
        <table:table-row table:style-name="ro1">
          <table:table-cell office:value-type="string">
            <text:p>R6,R8</text:p>
          </table:table-cell>
          <table:table-cell office:value-type="float" office:value="2">
            <text:p>2</text:p>
          </table:table-cell>
          <table:table-cell office:value-type="string">
            <text:p>47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47R0</text:p>
          </table:table-cell>
          <table:table-cell office:value-type="string">
            <text:p>S47CACT-ND</text:p>
          </table:table-cell>
          <table:table-cell office:value-type="currency" office:currency="USD" office:value="0.14">
            <text:p>$0.14</text:p>
          </table:table-cell>
          <table:table-cell table:formula="of:=([.B16]*[.G16])" office:value-type="currency" office:currency="USD" office:value="0.28">
            <text:p>$0.28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office:value-type="string">
            <text:p>1M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D1M00</text:p>
          </table:table-cell>
          <table:table-cell office:value-type="string">
            <text:p>RNMF14FTD1M00CT-ND</text:p>
          </table:table-cell>
          <table:table-cell office:value-type="currency" office:currency="USD" office:value="0.14">
            <text:p>$0.14</text:p>
          </table:table-cell>
          <table:table-cell table:formula="of:=([.B17]*[.G17])" office:value-type="currency" office:currency="USD" office:value="0.14">
            <text:p>$0.14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470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470R</text:p>
          </table:table-cell>
          <table:table-cell office:value-type="string">
            <text:p>S470CACT-ND</text:p>
          </table:table-cell>
          <table:table-cell office:value-type="currency" office:currency="USD" office:value="0.14">
            <text:p>$0.14</text:p>
          </table:table-cell>
          <table:table-cell table:formula="of:=([.B18]*[.G18])" office:value-type="currency" office:currency="USD" office:value="0.14">
            <text:p>$0.1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Tri-State Buffer</text:p>
          </table:table-cell>
          <table:table-cell office:value-type="string">
            <text:p>Texas InstrumentsSN74LV125AD</text:p>
          </table:table-cell>
          <table:table-cell/>
          <table:table-cell office:value-type="string">
            <text:p>296-1674-5-ND</text:p>
          </table:table-cell>
          <table:table-cell office:value-type="currency" office:currency="USD" office:value="0.55">
            <text:p>$0.55</text:p>
          </table:table-cell>
          <table:table-cell table:formula="of:=([.B20]*[.G20])" office:value-type="currency" office:currency="USD" office:value="0.55">
            <text:p>$0.55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8 bit MCU</text:p>
          </table:table-cell>
          <table:table-cell office:value-type="string">
            <text:p>Freescale</text:p>
          </table:table-cell>
          <table:table-cell table:number-columns-repeated="2" office:value-type="string">
            <text:p>MC9S08JS16CWJ</text:p>
          </table:table-cell>
          <table:table-cell office:value-type="currency" office:currency="USD" office:value="2.16">
            <text:p>$2.16</text:p>
          </table:table-cell>
          <table:table-cell table:formula="of:=([.B21]*[.G21])" office:value-type="currency" office:currency="USD" office:value="2.16">
            <text:p>$2.16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Y1</text:p>
          </table:table-cell>
          <table:table-cell office:value-type="float" office:value="1">
            <text:p>1</text:p>
          </table:table-cell>
          <table:table-cell office:value-type="string">
            <text:p>12MHz Crystal</text:p>
          </table:table-cell>
          <table:table-cell office:value-type="string">
            <text:p>CTS-Frequency Controls</text:p>
          </table:table-cell>
          <table:table-cell office:value-type="string">
            <text:p>ATS120B</text:p>
          </table:table-cell>
          <table:table-cell office:value-type="string">
            <text:p>CTX904-ND</text:p>
          </table:table-cell>
          <table:table-cell office:value-type="currency" office:currency="USD" office:value="0.41">
            <text:p>$0.41</text:p>
          </table:table-cell>
          <table:table-cell table:formula="of:=([.B23]*[.G23])" office:value-type="currency" office:currency="USD" office:value="0.41">
            <text:p>$0.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Total Digikey Order</text:p>
          </table:table-cell>
          <table:table-cell/>
          <table:table-cell table:formula="of:=SUM([.H2:.H23])" office:value-type="currency" office:currency="USD" office:value="14.05">
            <text:p>$14.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8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2T17:00:52</meta:creation-date>
    <meta:generator>OpenOffice.org/3.2$Linux OpenOffice.org_project/320m19$Build-9505</meta:generator>
    <dc:date>2012-04-12T18:11:46</dc:date>
    <meta:editing-duration>PT01H10M58S</meta:editing-duration>
    <meta:editing-cycles>20</meta:editing-cycles>
    <meta:document-statistic meta:table-count="3" meta:cell-count="145" meta:object-count="0"/>
  </office:meta>
</office:document-meta>
</file>